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lara Hah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7, 1891</text:p>
      <text:p text:style-name="P5">Month<text:tab/><text:tab/><text:tab/><text:tab/><text:tab/><text:tab/>Ma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403. N. 19th St/</text:p>
      <text:p text:style-name="P2">Hebrew Sunday-School Society,/</text:p>
      <text:p text:style-name="P3">Philadelphia, May 7<text:span text:style-name="T2">th</text:span><text:span text:style-name="T3"> 1891/</text:span></text:p>
      <text:p text:style-name="P2"><text:span text:style-name="T3">Rev Dr Morais/</text:span></text:p>
      <text:p text:style-name="P2"><text:span text:style-name="T3"><text:tab/>Dear Sir:/</text:span></text:p>
      <text:p text:style-name="P2"><text:span text:style-name="T3"><text:tab/><text:tab/>The Board of/ Managers of the Hebrew/ Sunday School Society/ has instructed me to/ tender you the thanks/ of the Board for being/ present at the closing/ of their sewing school on/ Sunday last, and, so/</text:span></text:p>
      <text:p text:style-name="P2"><text:span text:style-name="T3"/></text:p>
      <text:p text:style-name="P2"><text:span text:style-name="T3">[Page 2]</text:span></text:p>
      <text:p text:style-name="P2"><text:span text:style-name="T3">kindly taking part in the/ exercises. <text:s/>It would afford/ me pleasure to add our/ recognition of the innu-/merable services rendered/ the society by you, but,/ I know my efforts in that/ direction would fall far/ short of what my co-/workers would wish/ expressed./</text:span></text:p>
      <text:p text:style-name="P2"><text:soft-page-break/><text:span text:style-name="T3"><text:tab/>Hoping that you may/ for years, be spared to the/ many who benefit by/ your good works I am/</text:span></text:p>
      <text:p text:style-name="P2"><text:span text:style-name="T3"><text:tab/>Yours very truly/</text:span></text:p>
      <text:p text:style-name="P2"><text:span text:style-name="T3"><text:tab/>Clara Hahn/</text:span></text:p>
      <text:p text:style-name="P2"><text:span text:style-name="T3"><text:tab/>Sect'y H. S. S. 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47:32.55</meta:creation-date>
    <meta:document-statistic meta:table-count="0" meta:image-count="0" meta:object-count="0" meta:page-count="3" meta:paragraph-count="73" meta:word-count="292" meta:character-count="1979"/>
    <dc:date>2011-11-23T14:51:05.66</dc:date>
    <dc:creator>Penn Libraries</dc:creator>
    <meta:editing-duration>PT00H03M33S</meta:editing-duration>
    <meta:editing-cycles>1</meta:editing-cycles>
    <meta:generator>OpenOffice.org/3.2$Win32 OpenOffice.org_project/320m12$Build-9483</meta:generator>
  </office:meta>
</office:document-meta>
</file>